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c36a" officeooo:paragraph-rsid="0016c36a"/>
    </style:style>
    <style:style style:name="T1" style:family="text">
      <style:text-properties officeooo:rsid="0016d1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exus – Alternate Reality Gaming:</text:p>
      <text:p text:style-name="P1"/>
      <text:p text:style-name="P1">Alternate Reality Gaming combines traditional computer gaming, VR, Augmented Reality and Live Action Roleplaying (LARP) to create a completely immersive experience.</text:p>
      <text:p text:style-name="P1"/>
      <text:p text:style-name="P1">The Conexus game system sets most of the “action” in a reality similar to our own, but with several important differences. <text:span text:style-name="T1"><text:s/>Players play as themselves, having been tagged as possessing a genetic marker that allows better communication with other realities – possibly carried throughout history by mystics and shaman. They recruit and control a team of agents in AlterReality 02 (AR02), carrying out maissions which will have an “echo” effect in this reality (AR00)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2T09:00:33.849627087</meta:creation-date>
    <dc:date>2025-05-22T12:55:12.160695245</dc:date>
    <meta:editing-duration>PT3H44M25S</meta:editing-duration>
    <meta:editing-cycles>1</meta:editing-cycles>
    <meta:document-statistic meta:table-count="0" meta:image-count="0" meta:object-count="0" meta:page-count="1" meta:paragraph-count="3" meta:word-count="98" meta:character-count="665" meta:non-whitespace-character-count="566"/>
    <meta:generator>LibreOffice/25.2.2.2$Linux_X86_64 LibreOffice_project/520$Build-2</meta:generator>
  </office:meta>
</office:document-meta>
</file>